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bd8d4" officeooo:paragraph-rsid="000bd8d4" style:font-size-asian="26pt" style:font-size-complex="26pt"/>
    </style:style>
    <style:style style:name="P2" style:family="paragraph" style:parent-style-name="Standard">
      <style:text-properties fo:font-size="26pt" fo:font-weight="bold" officeooo:rsid="000bd8d4" officeooo:paragraph-rsid="000bd8d4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8pt" officeooo:rsid="000bd8d4" officeooo:paragraph-rsid="000bd8d4" style:font-size-asian="18pt" style:font-size-complex="18pt"/>
    </style:style>
    <style:style style:name="P4" style:family="paragraph" style:parent-style-name="Standard">
      <style:text-properties fo:font-size="18pt" fo:font-style="italic" fo:font-weight="bold" officeooo:rsid="000bd8d4" officeooo:paragraph-rsid="000bd8d4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loext:opacity="100%" style:font-name="Georgia" fo:font-size="12pt" fo:letter-spacing="normal" fo:font-style="normal"/>
    </style:style>
    <style:style style:name="T4" style:family="text">
      <style:text-properties fo:font-variant="normal" fo:text-transform="none" fo:color="#000000" loext:opacity="100%" style:font-name="Georgia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Georgia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font-name="Georgia" fo:font-size="12pt" fo:letter-spacing="norma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loext:opacity="100%" style:font-name="Georgia" fo:font-size="12pt" fo:letter-spacing="normal"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font-name="Georgia" fo:font-size="12pt" fo:letter-spacing="norm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loext:opacity="100%" style:font-name="Georgia" fo:letter-spacing="norm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loext:opacity="100%" style:font-name="Georgia" fo:font-size="18pt" fo:letter-spacing="normal" fo:font-style="normal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twork Project : Hotel Management </text:p>
      <text:p text:style-name="P1"/>
      <text:p text:style-name="P1"/>
      <text:p text:style-name="P1"><text:span text:style-name="Strong_20_Emphasis"><text:span text:style-name="T10">Project : Case Study and Requirements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4"/></text:span></text:p>
      <text:p text:style-name="P1"><text:span text:style-name="T1"><text:s/>Design and implement <text:s/>Modern Hotel network. The hotel has three floors <text:s/>in the first floor there are three departments (Reception, store and Logistics), in the second floor there are three departments (Finance, HR and Sales/Marketing), while the third floor hosts the IT and Admin. Therefore, the following are part of the considerations during the design and implementation;</text:span></text:p>
      <text:p text:style-name="P1"><text:span text:style-name="T1"/></text:p>
      <text:p text:style-name="P3">There should be three routers connecting each floor (all placed in the server room in IT department).</text:p>
      <text:p text:style-name="P3"/>
      <text:p text:style-name="P3">All routers should be connected to each other using serial DCE cable.</text:p>
      <text:p text:style-name="P3"/>
      <text:p text:style-name="P3">The network between the routers should be 10.10.10.0/30,10.10.10.4/30 and 10.10.10.8/30.</text:p>
      <text:p text:style-name="P3"/>
      <text:p text:style-name="P3">Each floor is expected to have one switch (placed in the respective floor).</text:p>
      <text:p text:style-name="P3">Each floor is expected to have WIFI networks connected to <text:s/>laptops and phones.</text:p>
      <text:p text:style-name="P3">Each department is expected to have a printer.</text:p>
      <text:p text:style-name="P3">Each department is expected to be in different VLAN with the following details;</text:p>
      <text:p text:style-name="P3"/>
      <text:p text:style-name="P4"/>
      <text:p text:style-name="P4"><text:soft-page-break/>1st Floor;</text:p>
      <text:p text:style-name="P3"/>
      <text:p text:style-name="P3">- Reception- VLAN 80, Network of 192.168.8.0/24</text:p>
      <text:p text:style-name="P3">- Store- VLAN 70, Network of 192.168.7.0/24</text:p>
      <text:p text:style-name="P3">- Logistics- VLAN 60, Network of 192.168.6.0/24</text:p>
      <text:p text:style-name="P4"/>
      <text:p text:style-name="P4"/>
      <text:p text:style-name="P4"/>
      <text:p text:style-name="P4"/>
      <text:p text:style-name="P3"><text:span text:style-name="T2">2nd Floor;</text:span></text:p>
      <text:p text:style-name="P3">- Finance- VLAN 50, Network of 192.168.5.0/24</text:p>
      <text:p text:style-name="P3">- HR- VLAN 40, Network of 192.168.4.0/24</text:p>
      <text:p text:style-name="P3">- Sales- VLAN 30, Network of 192.168.3.0/24</text:p>
      <text:p text:style-name="P4"/>
      <text:p text:style-name="P3"><text:span text:style-name="T2">3rd Floor;</text:span></text:p>
      <text:p text:style-name="P3">- Admin- VLAN 20, Network of 192.168.2.0/24</text:p>
      <text:p text:style-name="P3">- IT- VLAN 10, Network of 192.168.1.0/24</text:p>
      <text:p text:style-name="P3"/>
      <text:p text:style-name="P3"/>
      <text:p text:style-name="P3">Use OSPF as the routing protocol to advertise routes.</text:p>
      <text:p text:style-name="P3">All devices in the network are expected to obtain IP address dynamically with their respective router configured as the DHCP server.</text:p>
      <text:p text:style-name="P3">All the devices in the network are expected to communicate with each other.</text:p>
      <text:p text:style-name="P3">Configure SSH in all the routers for remote login.</text:p>
      <text:p text:style-name="P3">In IT department, add <text:s/>PC called Test-PC to port fa0/1 and use it to test remote login.</text:p>
      <text:p text:style-name="P3">Configure port security to IT-dept switch to allow only Test-PC to access port fa0/1 (use sticky method to obtain mac-address with violation mode of shutdown.)</text:p>
      <text:p text:style-name="P3"/>
      <text:p text:style-name="P4"><text:soft-page-break/>Technologies Implemented</text:p>
      <text:p text:style-name="P4"/>
      <text:p text:style-name="P3">Creating a network topology using Cisco Packet Tracer.</text:p>
      <text:p text:style-name="P3">Hierarchical Network Design.</text:p>
      <text:p text:style-name="P3">Connecting Networking devices with Correct cabling.</text:p>
      <text:p text:style-name="P3">Creating VLANs and assigning ports VLAN numbers.</text:p>
      <text:p text:style-name="P3">Subnetting and IP Addressing.</text:p>
      <text:p text:style-name="P3">Configuring Inter-VLAN Routing (Router on a stick).</text:p>
      <text:p text:style-name="P3">Configuring DHCP Server (Router as the DHCP Server).</text:p>
      <text:p text:style-name="P3">Configuring SSH for secure Remote access.</text:p>
      <text:p text:style-name="P3">Configuring switchport security or Port-Security on the switches.</text:p>
      <text:p text:style-name="P3">Configuring WLAN or wireless network (Cisco Access Point).</text:p>
      <text:p text:style-name="P3">Host Device Configurations.</text:p>
      <text:p text:style-name="P3">Test and Verifying Network Communic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0:17:43.044726748</meta:creation-date>
    <dc:date>2024-05-22T10:26:06.102920782</dc:date>
    <meta:editing-duration>PT8M24S</meta:editing-duration>
    <meta:editing-cycles>1</meta:editing-cycles>
    <meta:document-statistic meta:table-count="0" meta:image-count="0" meta:object-count="0" meta:page-count="3" meta:paragraph-count="40" meta:word-count="385" meta:character-count="2487" meta:non-whitespace-character-count="2136"/>
    <meta:generator>LibreOffice/7.3.7.2$Linux_X86_64 LibreOffice_project/30$Build-2</meta:generator>
  </office:meta>
</office:document-meta>
</file>